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Wenn man das Projekt Zukünftig fertigstellen würde, könnte man einige Eigenschaften hinzufügen wie zum Beispiel ein Bildsensor. Durch den Bildsensor kann man Aufnahmen von<text:s/>zweidimensionalen Abbildern aus Licht erstellen, auf dem elektrischem oder mechanischem Wege. Eine andere Alternative zum Bildsensor wäre ein Lidar, ein Gerät das Laserstrahlen ausstrahlt und die reflektierten Strahlen mit einem Sensor misst. Die letzte Alternative wäre ein Ultraschallsensor. Der Ultraschallsensor erzeugt Schallwellen, nimmt diese dann auf und berechnet somit die Entfernung zum Hindernis. Generell könnte man eine Karosserie um das Gestell bauen um die Elektronik zu schützen oder verstecken<text:s/>und um das Fahrzeug selbst zur Geltung zu bringen.<text:s/>Eine weiter Möglichkeit wäre das man bessere Reifen anbringt, damit das Auto schneller fahren kann oder je nach Reifentyp und Motor kleine Gebirge und Oberflächen bezwingen kann. Eine schöne Ergänzung für das Auto wäre eine Lenkung, sodass man das Auto fernsteuern<text:s/>könnte,<text:s/>wenn man es sich wünschen würde. Eine feine Ergänzung<text:s/>wäre,<text:s/>wenn man<text:s/>den<text:s/>Antrieb<text:s/>programmieren würde, um in<text:s/>bestimmten Situationen<text:s/>mit dem Auto<text:s/>besser fahren zu können zum Beispiel: auf Eis, Schotter (Offroad) und Neigungen. Kurz gesagt<text:s/>das man<text:s/>ein<text:s/>ABS-System<text:s/>entwickelt.<text:s/>Zuletzt könnte man noch eine Achsenlenkung erstellen um die Lenkung selbst zu verbessern, um das einparken zu vereinfachen und effizienter mach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rek Graba</meta:initial-creator>
    <dc:creator>Irek Graba</dc:creator>
    <meta:creation-date>2018-10-04T10:15:00Z</meta:creation-date>
    <dc:date>2018-10-08T11:51:00Z</dc:date>
    <meta:template xlink:href="Normal" xlink:type="simple"/>
    <meta:editing-cycles>2</meta:editing-cycles>
    <meta:editing-duration>PT0S</meta:editing-duration>
    <meta:document-statistic meta:page-count="1" meta:paragraph-count="2" meta:word-count="195" meta:character-count="1425" meta:row-count="10" meta:non-whitespace-character-count="1232"/>
  </office:meta>
</office:document-meta>
</file>